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7c3f7" officeooo:paragraph-rsid="0017c3f7"/>
    </style:style>
    <style:style style:name="P2" style:family="paragraph" style:parent-style-name="Standard">
      <style:text-properties style:font-name="DejaVu Sans" officeooo:rsid="0019940b" officeooo:paragraph-rsid="0019940b"/>
    </style:style>
    <style:style style:name="P3" style:family="paragraph" style:parent-style-name="Standard">
      <style:text-properties style:font-name="DejaVu Sans" officeooo:rsid="001a6a0b" officeooo:paragraph-rsid="001a6a0b"/>
    </style:style>
    <style:style style:name="T1" style:family="text">
      <style:text-properties officeooo:rsid="0017d02c"/>
    </style:style>
    <style:style style:name="T2" style:family="text">
      <style:text-properties officeooo:rsid="0019940b"/>
    </style:style>
    <style:style style:name="T3" style:family="text">
      <style:text-properties officeooo:rsid="001a5f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Change the TP_Guest Wifi Password <text:span text:style-name="T2">on a Spark SM3 Modem</text:span>.</text:p>
      <text:p text:style-name="P1"/>
      <text:p text:style-name="P1"><text:span text:style-name="T2">Attn: </text:span>Te Papanui Enderley Community Trust Staff.</text:p>
      <text:p text:style-name="P1">Author: Ian Stewart</text:p>
      <text:p text:style-name="P1">Date: 2025-02-01</text:p>
      <text:p text:style-name="P1"/>
      <text:p text:style-name="P1">Introduction</text:p>
      <text:p text:style-name="P1"/>
      <text:p text:style-name="P1">In the downstairs data cabinet, on the top shelf, there is a modem. This allows all users in Te Papanui to connect to the Internet. This modem stores the SSID password for TP_Guest. <text:span text:style-name="T1">As this password is frequently handed out to guests there is a need to change it from time to time. </text:span><text:span text:style-name="T2">The following describes how to change the TP_Guest password.</text:span></text:p>
      <text:p text:style-name="P1"/>
      <text:p text:style-name="P2">Steps:</text:p>
      <text:p text:style-name="P2"/>
      <text:p text:style-name="P2">1. On a PC that is connected to the Internet, launch the Firefox web-browser.</text:p>
      <text:p text:style-name="P2"/>
      <text:p text:style-name="P2">2. In a new browser tab enter into the address field the address of the administration port for the modem: 192.168.1.254</text:p>
      <text:p text:style-name="P2"/>
      <text:p text:style-name="P2">3. The web-server within the modem will then send to your PC the administration login page. As show below…</text:p>
      <text:p text:style-name="P2"/>
      <text:p text:style-name="P2">(Picture)</text:p>
      <text:p text:style-name="P2"/>
      <text:p text:style-name="P2">4. The Username is: admin. Enter the modem Password and click on “Login”. Once you login the home page for the modem looks like this...</text:p>
      <text:p text:style-name="P2"/>
      <text:p text:style-name="P2">(Picture)</text:p>
      <text:p text:style-name="P2"/>
      <text:p text:style-name="P2">5. On the left hand side click on “WLAN”. The screen will change and look like this…</text:p>
      <text:p text:style-name="P2"/>
      <text:p text:style-name="P2">(Picture)</text:p>
      <text:p text:style-name="P2"/>
      <text:p text:style-name="P2">6. On the row of tabs at the top, click on “Guest” and the screen will change to look like this…</text:p>
      <text:p text:style-name="P2"/>
      <text:p text:style-name="P2">(Picture)</text:p>
      <text:p text:style-name="P2"/>
      <text:p text:style-name="P2">7. <text:span text:style-name="T3">Scroll down / Edit?</text:span></text:p>
      <text:p text:style-name="P2"/>
      <text:p text:style-name="P2"/>
      <text:p text:style-name="P2"/>
      <text:p text:style-name="P3">TODO: Remove TP_Guest from Grandstream .240</text:p>
      <text:p text:style-name="P3">Packup the ASUS RP-AX56.</text:p>
      <text:p text:style-name="P2"><text:s text:c="2"/></text:p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6:15:51.808312702</meta:creation-date>
    <dc:date>2025-01-31T17:33:16.207215754</dc:date>
    <meta:editing-duration>PT24M4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1" meta:word-count="224" meta:character-count="1250" meta:non-whitespace-character-count="1044"/>
  </office:meta>
</office:document-meta>
</file>